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10" table:style-name="ta1">
        <table:shapes>
          <draw:frame draw:z-index="0" draw:style-name="gr1" draw:text-style-name="P1" svg:width="192.44mm" svg:height="108.24mm" svg:x="100.15mm" svg:y="2.07mm">
            <loext:p draw:notify-on-update-of-ranges="fuel_10.A1:fuel_10.A101 fuel_10.B1:fuel_1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8" calcext:value-type="float">
            <text:p>5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1" calcext:value-type="float">
            <text:p>7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0" calcext:value-type="float">
            <text:p>7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2" calcext:value-type="float">
            <text:p>8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2" calcext:value-type="float">
            <text:p>10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2" calcext:value-type="float">
            <text:p>11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69" calcext:value-type="float">
            <text:p>12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4" calcext:value-type="float">
            <text:p>13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7" calcext:value-type="float">
            <text:p>1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5" calcext:value-type="float">
            <text:p>13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0" calcext:value-type="float">
            <text:p>1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6" calcext:value-type="float">
            <text:p>13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2" calcext:value-type="float">
            <text:p>13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6" calcext:value-type="float">
            <text:p>13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9" calcext:value-type="float">
            <text:p>12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4" calcext:value-type="float">
            <text:p>12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15" calcext:value-type="float">
            <text:p>13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9" calcext:value-type="float">
            <text:p>12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2" calcext:value-type="float">
            <text:p>13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5" calcext:value-type="float">
            <text:p>12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6" calcext:value-type="float">
            <text:p>13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6" calcext:value-type="float">
            <text:p>1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9" calcext:value-type="float">
            <text:p>12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1" calcext:value-type="float">
            <text:p>12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2" calcext:value-type="float">
            <text:p>14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76" calcext:value-type="float">
            <text:p>14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25" calcext:value-type="float">
            <text:p>1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1" calcext:value-type="float">
            <text:p>15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74" calcext:value-type="float">
            <text:p>15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42" calcext:value-type="float">
            <text:p>16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52" calcext:value-type="float">
            <text:p>16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46" calcext:value-type="float">
            <text:p>17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82" calcext:value-type="float">
            <text:p>17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78" calcext:value-type="float">
            <text:p>16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64" calcext:value-type="float">
            <text:p>15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2" calcext:value-type="float">
            <text:p>15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24" calcext:value-type="float">
            <text:p>16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8" calcext:value-type="float">
            <text:p>15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5" calcext:value-type="float">
            <text:p>16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62" calcext:value-type="float">
            <text:p>15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30" calcext:value-type="float">
            <text:p>15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1" calcext:value-type="float">
            <text:p>14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76" calcext:value-type="float">
            <text:p>14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5" calcext:value-type="float">
            <text:p>15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52" calcext:value-type="float">
            <text:p>15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1" calcext:value-type="float">
            <text:p>14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74" calcext:value-type="float">
            <text:p>13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0" calcext:value-type="float">
            <text:p>13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2" calcext:value-type="float">
            <text:p>13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2" calcext:value-type="float">
            <text:p>12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1" calcext:value-type="float">
            <text:p>11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1" calcext:value-type="float">
            <text:p>9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3" calcext:value-type="float">
            <text:p>7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1" calcext:value-type="float">
            <text:p>6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2" calcext:value-type="float">
            <text:p>5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" calcext:value-type="float">
            <text:p>4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4" calcext:value-type="float">
            <text:p>3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1" calcext:value-type="float">
            <text:p>2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1:22:05.460282716</dc:date>
    <dc:creator>Joshua O'Leary</dc:creator>
    <meta:editing-duration>PT1M42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45cm" svg:height="10.825cm" xlink:href=".." xlink:type="simple" chart:class="chart:scatter" chart:style-name="ch1">
        <chart:plot-area chart:style-name="ch2" table:cell-range-address="fuel_10.A1:fuel_10.B101" svg:x="1.395cm" svg:y="0.216cm" svg:width="17.466cm" svg:height="9.412cm">
          <chartooo:coordinate-region svg:x="2.202cm" svg:y="0.415cm" svg:width="16.194cm" svg:height="8.566cm"/>
          <chart:axis chart:dimension="x" chart:name="primary-x" chart:style-name="ch3">
            <chart:title svg:x="9.396cm" svg:y="9.844cm" chart:style-name="ch4">
              <text:p>Iterations</text:p>
            </chart:title>
          </chart:axis>
          <chart:axis chart:dimension="y" chart:name="primary-y" chart:style-name="ch3">
            <chart:title svg:x="0.451cm" svg:y="5.905cm" chart:style-name="ch5">
              <text:p>Cells on Fire</text:p>
            </chart:title>
            <chart:grid chart:style-name="ch6" chart:class="major"/>
          </chart:axis>
          <chart:series chart:style-name="ch7" chart:values-cell-range-address="fuel_10.B1:fuel_10.B101" chart:class="chart:scatter">
            <chart:domain table:cell-range-address="fuel_10.A1:fuel_1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10.A1:fuel_10.A101</svg:desc>
                </draw:g>
              </table:table-cell>
              <table:table-cell office:value-type="float" office:value="69">
                <text:p>69</text:p>
                <draw:g>
                  <svg:desc>fuel_10.B1:fuel_1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